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OpenSymbol" style:font-charset="x-symbol" svg:font-family="OpenSymbol" style:font-family-generic="system"/>
    <style:font-face style:name="Segoe Script" svg:font-family="Segoe Script" style:font-family-generic="script" style:font-pitch="variable" svg:panose-1="3 11 5 4 2 0 0 0 0 3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Script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Segoe Script" fo:font-weight="bold" style:font-weight-asian="bold" style:font-weight-complex="bold" fo:color="#00B0F0" fo:font-size="14pt" style:font-size-asian="14pt" style:font-size-complex="14pt"/>
    </style:style>
    <style:style style:name="P4" style:parent-style-name="Standard" style:family="paragraph">
      <style:text-properties style:font-name="Comic Sans MS"/>
    </style:style>
    <style:style style:name="P5" style:parent-style-name="Standard" style:family="paragraph">
      <style:paragraph-properties>
        <style:tab-stops>
          <style:tab-stop style:type="left" style:position="0.3951in"/>
        </style:tab-stops>
      </style:paragraph-properties>
    </style:style>
    <style:style style:name="T6" style:parent-style-name="DefaultParagraphFont" style:family="text">
      <style:text-properties style:font-name="Comic Sans MS"/>
    </style:style>
    <style:style style:name="T7" style:parent-style-name="DefaultParagraphFont" style:family="text">
      <style:text-properties style:font-name="Comic Sans MS" style:text-position="29.1% 100%"/>
    </style:style>
    <style:style style:name="T8" style:parent-style-name="DefaultParagraphFont" style:family="text">
      <style:text-properties style:font-name="Comic Sans MS"/>
    </style:style>
    <style:style style:name="P9" style:parent-style-name="Standard" style:family="paragraph">
      <style:text-properties style:font-name="Comic Sans MS"/>
    </style:style>
    <style:style style:name="P10" style:parent-style-name="Standard" style:family="paragraph">
      <style:paragraph-properties>
        <style:tab-stops>
          <style:tab-stop style:type="left" style:position="0.3951in"/>
        </style:tab-stops>
      </style:paragraph-properties>
    </style:style>
    <style:style style:name="T11" style:parent-style-name="DefaultParagraphFont" style:family="text">
      <style:text-properties style:font-name="Comic Sans MS"/>
    </style:style>
    <style:style style:name="T12" style:parent-style-name="DefaultParagraphFont" style:family="text">
      <style:text-properties style:font-name="Comic Sans MS" fo:color="#00B0F0"/>
    </style:style>
    <style:style style:name="T13" style:parent-style-name="DefaultParagraphFont" style:family="text">
      <style:text-properties style:font-name="Comic Sans MS"/>
    </style:style>
    <style:style style:name="P14" style:parent-style-name="Standard" style:family="paragraph">
      <style:text-properties style:font-name="Comic Sans MS"/>
    </style:style>
    <style:style style:name="P15" style:parent-style-name="Standard" style:family="paragraph">
      <style:paragraph-properties>
        <style:tab-stops>
          <style:tab-stop style:type="left" style:position="0.3951in"/>
        </style:tab-stops>
      </style:paragraph-properties>
    </style:style>
    <style:style style:name="T16" style:parent-style-name="DefaultParagraphFont" style:family="text">
      <style:text-properties style:font-name="Comic Sans MS"/>
    </style:style>
    <style:style style:name="T17" style:parent-style-name="DefaultParagraphFont" style:family="text">
      <style:text-properties style:font-name="Comic Sans MS" fo:color="#00B0F0"/>
    </style:style>
    <style:style style:name="T18" style:parent-style-name="DefaultParagraphFont" style:family="text">
      <style:text-properties style:font-name="Comic Sans MS"/>
    </style:style>
    <style:style style:name="P19" style:parent-style-name="Standard" style:family="paragraph">
      <style:text-properties style:font-name="Comic Sans MS"/>
    </style:style>
    <style:style style:name="P20" style:parent-style-name="Standard" style:family="paragraph">
      <style:paragraph-properties>
        <style:tab-stops>
          <style:tab-stop style:type="left" style:position="0.3951in"/>
        </style:tab-stops>
      </style:paragraph-properties>
    </style:style>
    <style:style style:name="T21" style:parent-style-name="DefaultParagraphFont" style:family="text">
      <style:text-properties style:font-name="Comic Sans MS"/>
    </style:style>
    <style:style style:name="T22" style:parent-style-name="DefaultParagraphFont" style:family="text">
      <style:text-properties style:font-name="Comic Sans MS" fo:font-weight="bold" style:font-weight-asian="bold" style:font-weight-complex="bold"/>
    </style:style>
    <style:style style:name="T23" style:parent-style-name="DefaultParagraphFont" style:family="text">
      <style:text-properties style:font-name="Comic Sans MS"/>
    </style:style>
    <style:style style:name="T24" style:parent-style-name="DefaultParagraphFont" style:family="text">
      <style:text-properties style:font-name="Comic Sans MS" fo:color="#00B0F0"/>
    </style:style>
    <style:style style:name="T25" style:parent-style-name="DefaultParagraphFont" style:family="text">
      <style:text-properties style:font-name="Comic Sans MS"/>
    </style:style>
    <style:style style:name="T26" style:parent-style-name="DefaultParagraphFont" style:family="text">
      <style:text-properties style:font-name="Comic Sans MS" style:font-name-asian="Comic Sans MS" style:font-name-complex="Comic Sans MS" fo:color="#000000"/>
    </style:style>
    <style:style style:name="P27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P28" style:parent-style-name="Standard" style:list-style-name="List1" style:family="paragraph">
      <style:paragraph-properties fo:line-height="115%" fo:margin-left="0.3937in" fo:text-indent="-0.3937in">
        <style:tab-stops/>
      </style:paragraph-properties>
    </style:style>
    <style:style style:name="T29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P30" style:parent-style-name="Standard" style:list-style-name="List1" style:family="paragraph">
      <style:paragraph-properties fo:line-height="115%" fo:margin-left="0.3937in" fo:text-indent="-0.3937in">
        <style:tab-stops/>
      </style:paragraph-properties>
    </style:style>
    <style:style style:name="T31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P32" style:parent-style-name="Standard" style:list-style-name="List1" style:family="paragraph">
      <style:paragraph-properties fo:line-height="115%" fo:margin-left="0.3937in" fo:text-indent="-0.3937in">
        <style:tab-stops/>
      </style:paragraph-properties>
    </style:style>
    <style:style style:name="T33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T34" style:parent-style-name="Internetlink" style:family="text">
      <style:text-properties style:font-name="Comic Sans MS" style:font-name-asian="Comic Sans MS" style:font-name-complex="Comic Sans MS" fo:font-weight="bold" style:font-weight-asian="bold" style:font-weight-complex="bold" fo:color="#00B0F0" style:text-underline-type="none"/>
    </style:style>
    <style:style style:name="T35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P36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  <style:text-properties style:font-name="Comic Sans MS" style:font-name-asian="Comic Sans MS" style:font-name-complex="Comic Sans MS" fo:color="#000000"/>
    </style:style>
    <style:style style:name="P37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</style:style>
    <style:style style:name="T38" style:parent-style-name="DefaultParagraphFont" style:family="text">
      <style:text-properties style:font-name="Comic Sans MS" style:font-name-asian="Comic Sans MS" style:font-name-complex="Comic Sans MS" fo:color="#000000"/>
    </style:style>
    <style:style style:name="P39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  <style:text-properties style:font-name="Comic Sans MS" style:font-name-asian="Comic Sans MS" style:font-name-complex="Comic Sans MS" fo:font-weight="bold" style:font-weight-asian="bold" fo:font-style="italic" style:font-style-asian="italic" fo:color="#000000"/>
    </style:style>
    <style:style style:name="P40" style:parent-style-name="Standard" style:family="paragraph">
      <style:paragraph-properties fo:text-align="center" fo:line-height="115%" fo:margin-right="0.3541in">
        <style:tab-stops>
          <style:tab-stop style:type="left" style:position="1.5756in"/>
        </style:tab-stops>
      </style:paragraph-properties>
    </style:style>
    <style:style style:name="T41" style:parent-style-name="DefaultParagraphFont" style:family="text">
      <style:text-properties style:font-name="Comic Sans MS" style:font-name-asian="Comic Sans MS" style:font-name-complex="Comic Sans MS" fo:font-weight="bold" style:font-weight-asian="bold" fo:font-style="italic" style:font-style-asian="italic" fo:color="#FF0000" fo:font-size="13pt" style:font-size-asian="13pt" style:font-size-complex="13pt" fo:background-color="#FFFFFF"/>
    </style:style>
    <style:style style:name="P42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  <style:text-properties style:font-name="Comic Sans MS" style:font-name-asian="Comic Sans MS" style:font-name-complex="Comic Sans MS" fo:font-weight="bold" style:font-weight-asian="bold" fo:font-style="italic" style:font-style-asian="italic" fo:color="#000000"/>
    </style:style>
    <style:style style:name="P43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</style:style>
    <style:style style:name="T44" style:parent-style-name="DefaultParagraphFont" style:family="text">
      <style:text-properties style:font-name="Comic Sans MS" style:font-name-asian="Comic Sans MS" style:font-name-complex="Comic Sans MS" fo:color="#000000"/>
    </style:style>
    <style:style style:name="P45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  <style:text-properties style:font-name="Comic Sans MS"/>
    </style:style>
    <style:style style:name="P46" style:parent-style-name="Standard" style:family="paragraph">
      <style:paragraph-properties fo:line-height="115%" fo:margin-right="0.3541in">
        <style:tab-stops>
          <style:tab-stop style:type="left" style:position="0.7854in"/>
        </style:tab-stops>
      </style:paragraph-properties>
    </style:style>
    <style:style style:name="T47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T48" style:parent-style-name="DefaultParagraphFont" style:family="text">
      <style:text-properties style:font-name="Comic Sans MS" style:font-name-asian="Comic Sans MS" style:font-name-complex="Comic Sans MS" fo:color="#000000"/>
    </style:style>
    <style:style style:name="T49" style:parent-style-name="DefaultParagraphFont" style:family="text">
      <style:text-properties style:font-name="Comic Sans MS" style:font-name-asian="Comic Sans MS" style:font-name-complex="Comic Sans MS" fo:color="#000000"/>
    </style:style>
    <style:style style:name="P50" style:parent-style-name="Standard" style:family="paragraph">
      <style:paragraph-properties fo:line-height="115%" fo:margin-right="0.3541in">
        <style:tab-stops>
          <style:tab-stop style:type="left" style:position="0.7854in"/>
        </style:tab-stops>
      </style:paragraph-properties>
    </style:style>
    <style:style style:name="T51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T52" style:parent-style-name="DefaultParagraphFont" style:family="text">
      <style:text-properties style:font-name="Comic Sans MS" style:font-name-asian="Comic Sans MS" style:font-name-complex="Comic Sans MS" fo:color="#000000"/>
    </style:style>
    <style:style style:name="T53" style:parent-style-name="DefaultParagraphFont" style:family="text">
      <style:text-properties style:font-name="Comic Sans MS" style:font-name-asian="Comic Sans MS" style:font-name-complex="Comic Sans MS" fo:color="#000000"/>
    </style:style>
    <style:style style:name="P54" style:parent-style-name="Standard" style:family="paragraph">
      <style:paragraph-properties fo:line-height="115%" fo:margin-right="0.3541in">
        <style:tab-stops>
          <style:tab-stop style:type="left" style:position="0.7854in"/>
        </style:tab-stops>
      </style:paragraph-properties>
    </style:style>
    <style:style style:name="T55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color="#000000"/>
    </style:style>
    <style:style style:name="T56" style:parent-style-name="DefaultParagraphFont" style:family="text">
      <style:text-properties style:font-name="Comic Sans MS" style:font-name-asian="Comic Sans MS" style:font-name-complex="Comic Sans MS" fo:color="#000000"/>
    </style:style>
    <style:style style:name="T57" style:parent-style-name="DefaultParagraphFont" style:family="text">
      <style:text-properties style:font-name="Comic Sans MS" style:font-name-asian="Comic Sans MS" style:font-name-complex="Comic Sans MS" fo:color="#000000"/>
    </style:style>
    <style:style style:name="P58" style:parent-style-name="Standard" style:family="paragraph">
      <style:paragraph-properties fo:line-height="115%" fo:margin-right="0.3541in">
        <style:tab-stops>
          <style:tab-stop style:type="left" style:position="0.7854in"/>
        </style:tab-stops>
      </style:paragraph-properties>
      <style:text-properties style:font-name="Comic Sans MS" style:font-name-asian="Comic Sans MS" style:font-name-complex="Comic Sans MS" fo:color="#000000"/>
    </style:style>
    <style:style style:name="P59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</style:style>
    <style:style style:name="T60" style:parent-style-name="DefaultParagraphFont" style:family="text">
      <style:text-properties style:font-name="Segoe Script" style:font-name-asian="Brush Script MT" style:font-name-complex="Brush Script MT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line-height="115%" fo:margin-right="0.3541in">
        <style:tab-stops>
          <style:tab-stop style:type="left" style:position="1.5756in"/>
        </style:tab-stops>
      </style:paragraph-properties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color="#000000"/>
    </style:style>
    <style:style style:name="P62" style:parent-style-name="Standard" style:family="paragraph">
      <style:paragraph-properties fo:line-height="115%" fo:margin-right="0.3541in">
        <style:tab-stops>
          <style:tab-stop style:type="left" style:position="0.7854in"/>
        </style:tab-stops>
      </style:paragraph-properties>
    </style:style>
    <style:style style:name="T63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color="#000000"/>
    </style:style>
    <style:style style:name="T64" style:parent-style-name="DefaultParagraphFont" style:family="text">
      <style:text-properties style:font-name="Comic Sans MS" style:font-name-asian="Comic Sans MS" style:font-name-complex="Comic Sans MS" fo:font-style="italic" style:font-style-asian="italic" fo:color="#000000"/>
    </style:style>
    <style:style style:name="P65" style:parent-style-name="Standard" style:family="paragraph">
      <style:paragraph-properties fo:line-height="115%" fo:margin-right="0.3541in">
        <style:tab-stops>
          <style:tab-stop style:type="left" style:position="0.7854in"/>
        </style:tab-stops>
      </style:paragraph-properties>
    </style:style>
    <style:style style:name="T66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color="#000000"/>
    </style:style>
    <style:style style:name="T67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color="#000000"/>
    </style:style>
    <style:style style:name="T68" style:parent-style-name="DefaultParagraphFont" style:family="text">
      <style:text-properties style:font-name="Comic Sans MS" style:font-name-asian="Comic Sans MS" style:font-name-complex="Comic Sans MS" fo:font-style="italic" style:font-style-asian="italic" fo:color="#000000"/>
    </style:style>
    <style:style style:name="T69" style:parent-style-name="DefaultParagraphFont" style:family="text">
      <style:text-properties style:font-name="Comic Sans MS" style:font-name-asian="Comic Sans MS" style:font-name-complex="Comic Sans MS" fo:font-style="italic" style:font-style-asian="italic" fo:color="#00B0F0"/>
    </style:style>
    <style:style style:name="T70" style:parent-style-name="DefaultParagraphFont" style:family="text">
      <style:text-properties style:font-name="Comic Sans MS" style:font-name-asian="Comic Sans MS" style:font-name-complex="Comic Sans MS" fo:font-style="italic" style:font-style-asian="italic" fo:color="#000000"/>
    </style:style>
  </office:automatic-styles>
  <office:body>
    <office:text text:use-soft-page-breaks="true">
      <text:p text:style-name="P1"><text:span text:style-name="T2">Greetings Fellow<text:s/></text:span><text:a xlink:href="http://raaftelstechs.org.au/index.html" office:target-frame-name="_top" xlink:show="replace"><text:span text:style-name="T3">TELSTECHs</text:span></text:a></text:p>
      <text:p text:style-name="P4"/>
      <text:p text:style-name="P5"><text:span text:style-name="T6"><text:tab/>The year has once again, flown by. The world continues to change, yet we still carry on. There was a successful Annual Reunion in Brisbane, and another on the horizon; 26</text:span><text:span text:style-name="T7">th</text:span><text:span text:style-name="T8"><text:s/>May, 2023.</text:span></text:p>
      <text:p text:style-name="P9"/>
      <text:p text:style-name="P10"><text:span text:style-name="T11"><text:tab/>Every year, after The Annual Reunion in Brisbane, I get inquiries from numerous<text:s/></text:span><text:a xlink:href="http://raaftelstechs.org.au/index.html" office:target-frame-name="_top" xlink:show="replace"><text:span text:style-name="T12">TELSTECHs</text:span></text:a><text:span text:style-name="T13"><text:s/>all over Australia asking if there can be a get-together elsewhere. In the past, there have been several successful instances at other venues. Such as Penrith, Albury, and Laverton.</text:span></text:p>
      <text:p text:style-name="P14"/>
      <text:p text:style-name="P15"><text:span text:style-name="T16"><text:tab/>Consequently, I am proposing a get-together in Perth in January 2023. Staffo is currently seeking a suitable venue. This plan is an effort to satisfy<text:s/></text:span><text:a xlink:href="http://raaftelstechs.org.au/index.html" office:target-frame-name="_top" xlink:show="replace"><text:span text:style-name="T17">TELSTECHs</text:span></text:a><text:span text:style-name="T18"><text:s/>who are unable to to attend The Annual Reunion in Brisbane, for whatever reason. Whether that be: distance, finance, health, or timing, et cetera.</text:span></text:p>
      <text:p text:style-name="P19"/>
      <text:p text:style-name="P20"><text:span text:style-name="T21"><text:tab/>The format will be very similar to The Annual Reunion held in Brisbane. There will be<text:s/></text:span><text:span text:style-name="T22">NO COST</text:span><text:span text:style-name="T23"><text:s/>to<text:s/></text:span><text:a xlink:href="http://raaftelstechs.org.au/index.html" office:target-frame-name="_top" xlink:show="replace"><text:span text:style-name="T24">TELSTECHs</text:span></text:a><text:span text:style-name="T25">.<text:s/></text:span><text:span text:style-name="T26">The plan, should you decide to come, will be the same as The Annual Reunion. Your attendance can be for:</text:span></text:p>
      <text:p text:style-name="P27"/>
      <text:list text:style-name="List1">
        <text:list-item>
          <text:p text:style-name="P28"><text:span text:style-name="T29">A drink, at your cost;</text:span></text:p>
        </text:list-item>
        <text:list-item>
          <text:p text:style-name="P30"><text:span text:style-name="T31">Finger food/bar snacks, also at your cost; or</text:span></text:p>
        </text:list-item>
        <text:list-item>
          <text:p text:style-name="P32"><text:span text:style-name="T33">Just to communicate with fellow<text:s/></text:span><text:bookmark-start text:name="__DdeLink__59_2696815256"/><text:a xlink:href="http://raaftelstechs.org.au/index.html" office:target-frame-name="_top" xlink:show="replace"><text:span text:style-name="Internetlink">TELSTECHs</text:span></text:a><text:bookmark-end text:name="__DdeLink__59_2696815256"/><text:span text:style-name="T34">,</text:span><text:span text:style-name="T35"><text:s/>at no cost.</text:span></text:p>
        </text:list-item>
      </text:list>
      <text:p text:style-name="P36"/>
      <text:p text:style-name="P37"><text:span text:style-name="T38">With the booking being at no cost, I will not be requiring any payment, but I do require numbers.</text:span></text:p>
      <text:p text:style-name="P39"/>
      <text:p text:style-name="P40"><text:span text:style-name="T41">So let me know if you will be attending solo, or with a guest or two!!!</text:span></text:p>
      <text:p text:style-name="P42"/>
      <text:p text:style-name="P43"><text:span text:style-name="T44">My contact details are:</text:span></text:p>
      <text:p text:style-name="P45"/>
      <text:p text:style-name="P46"><text:span text:style-name="T47">Mobile</text:span><text:span text:style-name="T48">:</text:span><text:span text:style-name="T49"><text:tab/>0419 805 282</text:span></text:p>
      <text:p text:style-name="P50"><text:span text:style-name="T51">Email</text:span><text:span text:style-name="T52">:</text:span><text:span text:style-name="T53"><text:tab/></text:span><text:a xlink:href="mailto:nippermc@hotmail.com" office:target-frame-name="_top" xlink:show="replace"><text:span text:style-name="ListLabel1">nippermc@hotmail.com</text:span></text:a></text:p>
      <text:p text:style-name="P54"><text:span text:style-name="T55">Website</text:span><text:span text:style-name="T56">:</text:span><text:span text:style-name="T57"><text:tab/></text:span><text:a xlink:href="http://raaftelstechs.org.au/index.html" office:target-frame-name="_top" xlink:show="replace"><text:span text:style-name="ListLabel2">RAAF TELSTECHs Website</text:span></text:a></text:p>
      <text:p text:style-name="P58"/>
      <text:p text:style-name="P59"><text:span text:style-name="T60">Regards Nipper</text:span></text:p>
      <text:p text:style-name="P61"/>
      <text:p text:style-name="P62"><text:span text:style-name="T63">PS</text:span><text:span text:style-name="T64"><text:tab/>Please pass on to, or discuss with, fellow TELSTECHs.</text:span></text:p>
      <text:p text:style-name="P65"><text:span text:style-name="T66">PPS</text:span><text:span text:style-name="T67"><text:tab/></text:span><text:span text:style-name="T68">Control+Click on<text:s/></text:span><text:span text:style-name="T69">blue</text:span><text:span text:style-name="T70"><text:s/>links to go to relevant sit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OpenSymbol" style:font-charset="x-symbol" svg:font-family="OpenSymbol" style:font-family-generic="system"/>
    <style:font-face style:name="Segoe Script" svg:font-family="Segoe Script" style:font-family-generic="script" style:font-pitch="variable" svg:panose-1="3 11 5 4 2 0 0 0 0 3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6" style:display-name="ListLabel 26" style:family="text">
      <style:text-properties style:font-name-complex="Wingdings" fo:font-weight="bold" style:font-weight-asian="bold" fo:font-size="13pt" style:font-size-asian="13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7" style:display-name="ListLabel 27" style:family="text">
      <style:text-properties style:font-name="Comic Sans MS" style:font-name-asian="Comic Sans MS" style:font-name-complex="Comic Sans MS" fo:font-weight="bold" style:font-weight-asian="bold" style:font-weight-complex="bold" fo:font-style="normal" style:font-style-asian="normal" style:font-style-complex="normal" fo:color="#00B0F0" fo:letter-spacing="normal" fo:font-size="13pt" style:font-size-asian="13pt" style:font-size-complex="13pt"/>
    </style:style>
    <style:style style:name="ListLabel1" style:display-name="ListLabel 1" style:family="text">
      <style:text-properties style:font-name="Comic Sans MS" style:font-name-asian="Comic Sans MS" style:font-name-complex="Comic Sans MS" fo:color="#00B0F0" fo:letter-spacing="normal" fo:font-size="12pt" style:font-size-asian="12pt"/>
    </style:style>
    <style:style style:name="ListLabel30" style:display-name="ListLabel 30" style:family="text">
      <style:text-properties style:font-name="Comic Sans MS" style:font-name-asian="Comic Sans MS" style:font-name-complex="Comic Sans MS" fo:font-weight="normal" style:font-weight-asian="normal" style:font-weight-complex="normal" fo:color="#00B0F0" fo:letter-spacing="normal" fo:font-size="13pt" style:font-size-asian="13pt" style:font-size-complex="13pt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Comic Sans MS" style:font-name-asian="Comic Sans MS" style:font-name-complex="Comic Sans MS" fo:color="#00B0F0" fo:letter-spacing="normal" fo:font-size="12pt" style:font-size-asian="12pt"/>
    </style:style>
    <style:style style:name="ListLabel31" style:display-name="ListLabel 31" style:family="text">
      <style:text-properties style:font-name="Comic Sans MS" style:font-name-asian="Comic Sans MS" style:font-name-complex="Comic Sans MS" fo:font-weight="normal" style:font-weight-asian="normal" style:font-weight-complex="normal" fo:color="#00B0F0" fo:letter-spacing="normal" fo:font-size="13pt" style:font-size-asian="13pt" style:font-size-complex="13pt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✫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-complex="Wingdings" fo:font-weight="bold" style:font-weight-asian="bold" fo:font-size="13pt" style:font-size-asian="13pt"/>
    </style:style>
    <text:list-style style:name="WWNum1" style:display-name="WWNum1">
      <text:list-level-style-bullet text:level="1" text:style-name="WW_CharLFO2LVL1" text:bullet-char="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an</meta:initial-creator>
    <dc:creator>Ian Mckee</dc:creator>
    <meta:creation-date>2022-10-10T22:12:00Z</meta:creation-date>
    <dc:date>2022-10-10T22:12:00Z</dc:date>
    <meta:template xlink:href="Normal.dotm" xlink:type="simple"/>
    <meta:editing-cycles>2</meta:editing-cycles>
    <meta:editing-duration>PT0S</meta:editing-duration>
    <meta:document-statistic meta:page-count="1" meta:paragraph-count="3" meta:word-count="287" meta:character-count="1924" meta:row-count="13" meta:non-whitespace-character-count="1640"/>
  </office:meta>
</office:document-meta>
</file>